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0.5362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7717in"/>
    </style:style>
    <style:style style:name="co7" style:family="table-column">
      <style:table-column-properties fo:break-before="auto" style:column-width="2.0583in"/>
    </style:style>
    <style:style style:name="co8" style:family="table-column">
      <style:table-column-properties fo:break-before="auto" style:column-width="1.3835in"/>
    </style:style>
    <style:style style:name="co9" style:family="table-column">
      <style:table-column-properties fo:break-before="auto" style:column-width="16.439in"/>
    </style:style>
    <style:style style:name="co10" style:family="table-column">
      <style:table-column-properties fo:break-before="auto" style:column-width="5.125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Noto Mono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Noto Mono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Mono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6"/>
        <table:table-column table:style-name="co10" table:default-cell-style-name="ce4"/>
        <table:table-column table:style-name="co11" table:number-columns-repeated="16373" table:default-cell-style-name="ce4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RW/RO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ight to modify</text:p>
          </table:table-cell>
          <table:table-cell office:value-type="string" calcext:value-type="string">
            <text:p>Description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Cup1Control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Control of Faraday Cup 1 using a pneumatic actuator; true = insert cup; false = withdraw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office:value-type="string" calcext:value-type="string">
            <text:p>Reserv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3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Switch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Measurement of limit switch status; true = switch pressed; false = switch released; in steady state, this status should match the value of register 000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4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office:value-type="string" calcext:value-type="string">
            <text:p>Reserved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16378"/>
        </table:table-row>
        <table:table-row table:style-name="ro1">
          <table:table-cell office:value-type="string" calcext:value-type="string">
            <text:p>0005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Cup2Control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Control of Faraday Cup 2 using a pneumatic actuator; true = insert cup; false = withdraw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ternalInhibition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Measurement of the external inhibit logic signal; true = inhibition enabled; false = inhibition 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7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Switch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Measurement of limit switch status; true = switch pressed; false = switch released; in steady state, this status should match the value of register 001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8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office:value-type="string" calcext:value-type="string">
            <text:p>Reserved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16378"/>
        </table:table-row>
        <table:table-row table:style-name="ro1">
          <table:table-cell office:value-type="string" calcext:value-type="string">
            <text:p>0009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Cup3Control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Control of Faraday Cup 3 using a motor actuator; true = insert cup; false = withdraw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A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office:value-type="string" calcext:value-type="string">
            <text:p>Reserv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B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Switch1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Measurement of limit switch status; true = switch pressed; false = switch released; in steady state, this status should be equal to the negation of register 002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C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Switch2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Measurement of limit switch status; true = switch pressed; false = switch released; in steady state, this status should match the value of register 0021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0100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RequestedState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Command for the AuxiliaryFSM; true = insert the cup; false = withdraw the cup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RequestedState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0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RequestedState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0110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Steady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Check whether the mechanism of the cup is in a transient state; true = steady state; false = transient stat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1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Steady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1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Steady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13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Inserted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Status of the cup; true = inserted; false = withdraw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14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Inserted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15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Inserted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Code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Error code for the entire device (bitmap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tError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Code of the last error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0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Storage</text:p>
          </table:table-cell>
          <table:table-cell office:value-type="string" calcext:value-type="string">
            <text:p>MainFSM, Modbus.</text:p>
          </table:table-cell>
          <table:table-cell office:value-type="string" calcext:value-type="string">
            <text:p>A bitwise OR of all errors; can be reset via Modbus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imeLimitInserting1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ime limit for the transient state when inserting a Faraday cup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1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imeLimitInserting2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1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imeLimitInserting3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1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imeLimitWithdrawing1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ime limit for the transient state when withdrawing a Faraday cup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1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imeLimitWithdrawing2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1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imeLimitWithdrawing3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2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Cup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The first inserted Faraday cup as seen from the ion source side; if none is inserted, the previous value should be retained; 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3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Error code for the cup mechanism (bitmap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3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3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3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3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Last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Code of the last error for the cup mechanism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3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Last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3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3Last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3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ErrorStorage</text:p>
          </table:table-cell>
          <table:table-cell office:value-type="string" calcext:value-type="string">
            <text:p>Auxil. Modbus.</text:p>
          </table:table-cell>
          <table:table-cell office:value-type="string" calcext:value-type="string">
            <text:p>A bitwise OR of all errors for the cup mechanism; can be reset via Modbu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3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ErrorStorage</text:p>
          </table:table-cell>
          <table:table-cell office:value-type="string" calcext:value-type="string">
            <text:p>Auxil. Modbus.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3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3ErrorStorage</text:p>
          </table:table-cell>
          <table:table-cell office:value-type="string" calcext:value-type="string">
            <text:p>Auxil. Modbus.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10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talledCups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he number of Faraday cups to be us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desInsideCup1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he number of electrodes installed in the Faraday cup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0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desInsideCup2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0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desInsideCup3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0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Type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ype of the Faraday cup; 0 = pneumatic mechanism with 1 limit switch; 1 = motor mechnism with 2 limit switche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0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Type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0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p3Type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20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he int16 value represents the offset for cups 1–3, channels 1–4, and gains 1–2 (where Gain1 applies to ADC0 and Gain2 applies to ADC1)</text:p>
          </table:table-cell>
          <table:table-cell table:number-columns-repeated="16374"/>
        </table:table-row>
        <table:table-row table:style-name="ro1">
          <table:table-cell table:style-name="ce5" table:formula="of:=DEC2HEX( HEX2DEC([.A61])+1; 4)" office:value-type="string" office:string-value="1201" calcext:value-type="string">
            <text:p>120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62])+1; 4)" office:value-type="string" office:string-value="1202" calcext:value-type="string">
            <text:p>120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63])+1; 4)" office:value-type="string" office:string-value="1203" calcext:value-type="string">
            <text:p>120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64])+1; 4)" office:value-type="string" office:string-value="1204" calcext:value-type="string">
            <text:p>120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65])+1; 4)" office:value-type="string" office:string-value="1205" calcext:value-type="string">
            <text:p>120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66])+1; 4)" office:value-type="string" office:string-value="1206" calcext:value-type="string">
            <text:p>120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67])+1; 4)" office:value-type="string" office:string-value="1207" calcext:value-type="string">
            <text:p>120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68])+1; 4)" office:value-type="string" office:string-value="1208" calcext:value-type="string">
            <text:p>120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69])+1; 4)" office:value-type="string" office:string-value="1209" calcext:value-type="string">
            <text:p>120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70])+1; 4)" office:value-type="string" office:string-value="120A" calcext:value-type="string">
            <text:p>120A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71])+1; 4)" office:value-type="string" office:string-value="120B" calcext:value-type="string">
            <text:p>120B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72])+1; 4)" office:value-type="string" office:string-value="120C" calcext:value-type="string">
            <text:p>120C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73])+1; 4)" office:value-type="string" office:string-value="120D" calcext:value-type="string">
            <text:p>120D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74])+1; 4)" office:value-type="string" office:string-value="120E" calcext:value-type="string">
            <text:p>120E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75])+1; 4)" office:value-type="string" office:string-value="120F" calcext:value-type="string">
            <text:p>120F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76])+1; 4)" office:value-type="string" office:string-value="1210" calcext:value-type="string">
            <text:p>121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77])+1; 4)" office:value-type="string" office:string-value="1211" calcext:value-type="string">
            <text:p>121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78])+1; 4)" office:value-type="string" office:string-value="1212" calcext:value-type="string">
            <text:p>121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79])+1; 4)" office:value-type="string" office:string-value="1213" calcext:value-type="string">
            <text:p>121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80])+1; 4)" office:value-type="string" office:string-value="1214" calcext:value-type="string">
            <text:p>121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81])+1; 4)" office:value-type="string" office:string-value="1215" calcext:value-type="string">
            <text:p>121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82])+1; 4)" office:value-type="string" office:string-value="1216" calcext:value-type="string">
            <text:p>121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83])+1; 4)" office:value-type="string" office:string-value="1217" calcext:value-type="string">
            <text:p>121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24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he uint16 value represents the ratio for cups 1–3, channels 1–4, and gains 1–2 (where Gain1 applies to ADC0 and Gain2 applies to ADC1)</text:p>
          </table:table-cell>
          <table:table-cell table:number-columns-repeated="16374"/>
        </table:table-row>
        <table:table-row table:style-name="ro1">
          <table:table-cell table:style-name="ce5" table:formula="of:=DEC2HEX( HEX2DEC([.A86])+1; 4)" office:value-type="string" office:string-value="1241" calcext:value-type="string">
            <text:p>124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87])+1; 4)" office:value-type="string" office:string-value="1242" calcext:value-type="string">
            <text:p>124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88])+1; 4)" office:value-type="string" office:string-value="1243" calcext:value-type="string">
            <text:p>124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89])+1; 4)" office:value-type="string" office:string-value="1244" calcext:value-type="string">
            <text:p>124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90])+1; 4)" office:value-type="string" office:string-value="1245" calcext:value-type="string">
            <text:p>124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91])+1; 4)" office:value-type="string" office:string-value="1246" calcext:value-type="string">
            <text:p>124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92])+1; 4)" office:value-type="string" office:string-value="1247" calcext:value-type="string">
            <text:p>124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93])+1; 4)" office:value-type="string" office:string-value="1248" calcext:value-type="string">
            <text:p>124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94])+1; 4)" office:value-type="string" office:string-value="1249" calcext:value-type="string">
            <text:p>124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95])+1; 4)" office:value-type="string" office:string-value="124A" calcext:value-type="string">
            <text:p>124A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96])+1; 4)" office:value-type="string" office:string-value="124B" calcext:value-type="string">
            <text:p>124B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97])+1; 4)" office:value-type="string" office:string-value="124C" calcext:value-type="string">
            <text:p>124C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98])+1; 4)" office:value-type="string" office:string-value="124D" calcext:value-type="string">
            <text:p>124D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99])+1; 4)" office:value-type="string" office:string-value="124E" calcext:value-type="string">
            <text:p>124E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00])+1; 4)" office:value-type="string" office:string-value="124F" calcext:value-type="string">
            <text:p>124F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01])+1; 4)" office:value-type="string" office:string-value="1250" calcext:value-type="string">
            <text:p>125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02])+1; 4)" office:value-type="string" office:string-value="1251" calcext:value-type="string">
            <text:p>125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03])+1; 4)" office:value-type="string" office:string-value="1252" calcext:value-type="string">
            <text:p>125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04])+1; 4)" office:value-type="string" office:string-value="1253" calcext:value-type="string">
            <text:p>125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05])+1; 4)" office:value-type="string" office:string-value="1254" calcext:value-type="string">
            <text:p>125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06])+1; 4)" office:value-type="string" office:string-value="1255" calcext:value-type="string">
            <text:p>125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07])+1; 4)" office:value-type="string" office:string-value="1256" calcext:value-type="string">
            <text:p>125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08])+1; 4)" office:value-type="string" office:string-value="1257" calcext:value-type="string">
            <text:p>125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28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angeChangeThreshold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he threshold value for the signal with higher gain (ADC1); if ADC1 is less than RangeChangeThreshold, use ADC1 in the calculation; otherwise, use ADC0 (i.e., the signal with lower gain).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/>
          <table:table-cell table:number-columns-repeated="16375"/>
        </table:table-row>
        <table:table-row table:style-name="ro1">
          <table:table-cell office:value-type="string" calcext:value-type="string">
            <text:p>12A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13])+1; 4)" office:value-type="string" office:string-value="12A1" calcext:value-type="string">
            <text:p>12A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14])+1; 4)" office:value-type="string" office:string-value="12A2" calcext:value-type="string">
            <text:p>12A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15])+1; 4)" office:value-type="string" office:string-value="12A3" calcext:value-type="string">
            <text:p>12A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16])+1; 4)" office:value-type="string" office:string-value="12A4" calcext:value-type="string">
            <text:p>12A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17])+1; 4)" office:value-type="string" office:string-value="12A5" calcext:value-type="string">
            <text:p>12A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18])+1; 4)" office:value-type="string" office:string-value="12A6" calcext:value-type="string">
            <text:p>12A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19])+1; 4)" office:value-type="string" office:string-value="12A7" calcext:value-type="string">
            <text:p>12A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20])+1; 4)" office:value-type="string" office:string-value="12A8" calcext:value-type="string">
            <text:p>12A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21])+1; 4)" office:value-type="string" office:string-value="12A9" calcext:value-type="string">
            <text:p>12A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22])+1; 4)" office:value-type="string" office:string-value="12AA" calcext:value-type="string">
            <text:p>12AA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23])+1; 4)" office:value-type="string" office:string-value="12AB" calcext:value-type="string">
            <text:p>12AB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/>
          <table:table-cell table:number-columns-repeated="16375"/>
        </table:table-row>
        <table:table-row table:style-name="ro1">
          <table:table-cell office:value-type="string" calcext:value-type="string">
            <text:p>12B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26])+1; 4)" office:value-type="string" office:string-value="12B1" calcext:value-type="string">
            <text:p>12B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27])+1; 4)" office:value-type="string" office:string-value="12B2" calcext:value-type="string">
            <text:p>12B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28])+1; 4)" office:value-type="string" office:string-value="12B3" calcext:value-type="string">
            <text:p>12B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29])+1; 4)" office:value-type="string" office:string-value="12B4" calcext:value-type="string">
            <text:p>12B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30])+1; 4)" office:value-type="string" office:string-value="12B5" calcext:value-type="string">
            <text:p>12B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31])+1; 4)" office:value-type="string" office:string-value="12B6" calcext:value-type="string">
            <text:p>12B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32])+1; 4)" office:value-type="string" office:string-value="12B7" calcext:value-type="string">
            <text:p>12B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33])+1; 4)" office:value-type="string" office:string-value="12B8" calcext:value-type="string">
            <text:p>12B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34])+1; 4)" office:value-type="string" office:string-value="12B9" calcext:value-type="string">
            <text:p>12B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35])+1; 4)" office:value-type="string" office:string-value="12BA" calcext:value-type="string">
            <text:p>12BA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36])+1; 4)" office:value-type="string" office:string-value="12BB" calcext:value-type="string">
            <text:p>12BB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 table:number-rows-repeated="2">
          <table:table-cell table:number-columns-repeated="8"/>
          <table:table-cell table:style-name="ce2"/>
          <table:table-cell table:number-columns-repeated="16375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3001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1Sample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02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2Sample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03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3Sample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04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4Sample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05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Error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Bit field; bit mask 0x0001 = invalid measurement for channel 1; mask 0x0002 = similarly for channel 2; mask 0x0004 = similarly for channel 3; mask 0x0008 = similarly for channel 4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3011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1Sample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12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2Sample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13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3Sample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14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4Sample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15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Error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Bit field; bit mask 0x0001 = invalid measurement for channel 1; mask 0x0002 = similarly for channel 2; mask 0x0004 = similarly for channel 3; mask 0x0008 = similarly for channel 4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3021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1Sample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22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2Sample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23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3Sample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24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4Sample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25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Error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Bit field; bit mask 0x0001 = invalid measurement for channel 1; mask 0x0002 = similarly for channel 2; mask 0x0004 = similarly for channel 3; mask 0x0008 = similarly for channel 4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3" office:value-type="string" calcext:value-type="string">
            <text:p>? = to be completed at a later date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um:</text:p>
          </table:table-cell>
          <table:table-cell table:formula="of:=ROUNDUP(SUM([.C2:.C165])/16)*2"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number-columns-repeated="16380"/>
        </table:table-row>
        <table:table-row table:style-name="ro1" table:number-rows-repeated="104840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9">00/00/0000</text:date>, <text:time style:data-style-name="N2" text:time-value="14:08:09.3181820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4T14:47:36.211344767</meta:creation-date>
    <dc:date>2026-04-29T14:16:14.204985794</dc:date>
    <meta:editing-duration>P1DT5H52M49S</meta:editing-duration>
    <meta:editing-cycles>102</meta:editing-cycles>
    <meta:generator>LibreOffice/24.2.7.2$Linux_X86_64 LibreOffice_project/420$Build-2</meta:generator>
    <meta:document-statistic meta:table-count="1" meta:cell-count="1360" meta:object-count="0"/>
  </office:meta>
</office:document-meta>
</file>